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146.89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103.6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26.79pt"/>
    </style:style>
    <style:style style:name="co25" style:family="table-column">
      <style:table-column-properties fo:break-before="auto" style:column-width="158.46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ce2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ce1"/>
        <table:table-column table:style-name="co19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5:36.071950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5:39.828790478</dc:date>
    <meta:editing-duration>PT1M14S</meta:editing-duration>
    <meta:editing-cycles>3</meta:editing-cycles>
    <meta:generator>LibreOffice/6.0.7.3$Linux_X86_64 LibreOffice_project/00m0$Build-3</meta:generator>
    <meta:document-statistic meta:table-count="1" meta:cell-count="818" meta:object-count="0"/>
  </office:meta>
</office:document-meta>
</file>